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199cm" fo:margin-bottom="0.101cm" style:contextual-spacing="false" fo:line-height="100%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199cm" fo:margin-bottom="0.101cm" style:contextual-spacing="false" fo:line-height="100%" fo:text-indent="0cm" style:auto-text-indent="false" fo:padding="0cm" fo:border="non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margin-top="0.199cm" fo:margin-bottom="0.101cm" style:contextual-spacing="false" fo:line-height="100%" fo:text-align="justify" style:justify-single-word="false" fo:text-indent="0cm" style:auto-text-indent="false" fo:padding="0cm" fo:border="none"/>
      <style:text-properties style:font-name="Arial" fo:font-size="10pt" fo:background-color="#eeeeff" style:font-size-asian="10pt" style:font-size-complex="10pt"/>
    </style:style>
    <style:style style:name="P4" style:family="paragraph" style:parent-style-name="Text_20_body">
      <style:paragraph-properties fo:margin-left="0cm" fo:margin-right="0cm" fo:margin-top="0.199cm" fo:margin-bottom="0.101cm" style:contextual-spacing="false" fo:line-height="100%" fo:text-indent="0cm" style:auto-text-indent="false" fo:padding="0cm" fo:border="none"/>
      <style:text-properties style:font-name="Arial"/>
    </style:style>
    <style:style style:name="P5" style:family="paragraph" style:parent-style-name="Text_20_body">
      <style:paragraph-properties fo:margin-left="0cm" fo:margin-right="0cm" fo:margin-top="0.199cm" fo:margin-bottom="0.101cm" style:contextual-spacing="false" fo:text-align="justify" style:justify-single-word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199cm" fo:margin-bottom="0.101cm" style:contextual-spacing="false" fo:text-align="justify" style:justify-single-word="false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7" style:family="paragraph" style:parent-style-name="Text_20_body">
      <style:paragraph-properties fo:margin-left="0cm" fo:margin-right="0cm" fo:margin-top="0.199cm" fo:margin-bottom="0.101cm" style:contextual-spacing="false" fo:line-height="100%" fo:text-indent="0cm" style:auto-text-indent="false" fo:padding="0cm" fo:border="none" fo:keep-with-next="always"/>
      <style:text-properties fo:color="#000000" style:text-line-through-style="none" style:font-name="Arial" fo:font-size="14.25pt" style:text-underline-style="none" fo:font-weight="normal" style:text-blinking="false"/>
    </style:style>
    <style:style style:name="P8" style:family="paragraph" style:parent-style-name="List_20_Heading">
      <style:paragraph-properties fo:margin-left="0cm" fo:margin-right="0cm" fo:margin-top="0.199cm" fo:margin-bottom="0.101cm" style:contextual-spacing="false" fo:line-height="100%" fo:text-indent="0cm" style:auto-text-indent="false" fo:padding="0cm" fo:border="none"/>
      <style:text-properties style:font-name="Arial" fo:font-size="10pt" style:font-size-asian="10pt" style:font-size-complex="10pt"/>
    </style:style>
    <style:style style:name="P9" style:family="paragraph" style:parent-style-name="List_20_Heading">
      <style:paragraph-properties fo:margin-left="0cm" fo:margin-right="0cm" fo:margin-top="0.199cm" fo:margin-bottom="0.101cm" style:contextual-spacing="false" fo:line-height="100%" fo:text-indent="0cm" style:auto-text-indent="false" fo:padding="0cm" fo:border="none"/>
    </style:style>
    <style:style style:name="P10" style:family="paragraph" style:parent-style-name="Text_20_body" style:master-page-name="">
      <style:paragraph-properties fo:margin-left="0cm" fo:margin-right="0cm" fo:margin-top="0.199cm" fo:margin-bottom="0.101cm" style:contextual-spacing="false" fo:line-height="100%" fo:text-indent="0cm" style:auto-text-indent="false" style:page-number="auto" fo:padding="0cm" fo:border="none"/>
    </style:style>
    <style:style style:name="P11" style:family="paragraph" style:parent-style-name="Preformatted_20_Text">
      <style:paragraph-properties fo:margin-left="0cm" fo:margin-right="0cm" fo:margin-top="0.199cm" fo:margin-bottom="0.101cm" style:contextual-spacing="false" fo:line-height="100%" fo:text-indent="0cm" style:auto-text-indent="false" fo:background-color="#f7f9fa" fo:padding="0.049cm" fo:border="0.06pt dashed #8cacbb">
        <style:background-image/>
      </style:paragraph-properties>
      <style:text-properties fo:color="#000000" style:font-name="Arial"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.199cm" fo:margin-bottom="0.101cm" style:contextual-spacing="false" fo:line-height="100%" fo:text-indent="0cm" style:auto-text-indent="false" fo:background-color="#f7f9fa" fo:padding="0.049cm" fo:border="0.06pt dashed #8cacbb">
        <style:background-image/>
      </style:paragraph-properties>
      <style:text-properties fo:color="#000000" style:font-name="DejaVu Sans Mono" fo:font-size="10pt" style:font-size-asian="10pt" style:font-size-complex="10pt"/>
    </style:style>
    <style:style style:name="P13" style:family="paragraph" style:parent-style-name="Preformatted_20_Text"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#f7f9fa" fo:padding="0.049cm" fo:border="0.06pt dashed #8cacbb">
        <style:background-image/>
      </style:paragraph-properties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14" style:family="paragraph" style:parent-style-name="Preformatted_20_Text">
      <style:paragraph-properties fo:margin-left="0cm" fo:margin-right="0cm" fo:margin-top="0.199cm" fo:margin-bottom="0.101cm" style:contextual-spacing="false" fo:text-align="justify" style:justify-single-word="false" fo:text-indent="0cm" style:auto-text-indent="false" fo:background-color="#f7f9fa" fo:padding="0cm" fo:border="none">
        <style:background-image/>
      </style:paragraph-properties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P15" style:family="paragraph" style:parent-style-name="Text_20_body">
      <style:paragraph-properties fo:margin-left="0cm" fo:margin-right="0cm" fo:margin-top="0.199cm" fo:margin-bottom="0.199cm" style:contextual-spacing="false" fo:line-height="150%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.101cm" fo:margin-bottom="0.101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margin-left="0cm" fo:margin-right="0cm" fo:margin-top="0.101cm" fo:margin-bottom="0.101cm" style:contextual-spacing="false" fo:text-indent="0cm" style:auto-text-indent="false" fo:padding="0cm" fo:border="none"/>
      <style:text-properties style:font-name="DejaVu Sans Mono" fo:font-size="10pt" style:font-size-asian="10pt" style:font-size-complex="10pt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Arial" fo:font-size="10pt" style:font-size-asian="10pt" style:font-size-complex="10pt"/>
    </style:style>
    <style:style style:name="P19" style:family="paragraph" style:parent-style-name="Text_20_body">
      <style:paragraph-properties fo:margin-top="0.199cm" fo:margin-bottom="0.101cm" style:contextual-spacing="false" fo:line-height="100%"/>
    </style:style>
    <style:style style:name="P20" style:family="paragraph" style:parent-style-name="Text_20_body">
      <style:paragraph-properties fo:margin-top="0.199cm" fo:margin-bottom="0.101cm" style:contextual-spacing="false" fo:line-height="100%"/>
      <style:text-properties officeooo:paragraph-rsid="00077f1e"/>
    </style:style>
    <style:style style:name="P21" style:family="paragraph" style:parent-style-name="Heading_20_2">
      <style:paragraph-properties fo:margin-left="0.529cm" fo:margin-right="0cm" fo:margin-top="0.199cm" fo:margin-bottom="0.199cm" style:contextual-spacing="false" fo:text-indent="0cm" style:auto-text-indent="false" fo:padding="0cm" fo:border="none"/>
      <style:text-properties fo:color="#000000" style:text-line-through-style="none" style:font-name="Arial" fo:font-size="14.25pt" style:text-underline-style="none" fo:font-weight="normal" style:text-blinking="false"/>
    </style:style>
    <style:style style:name="P22" style:family="paragraph" style:parent-style-name="Heading_20_2">
      <style:paragraph-properties fo:margin-left="0.529cm" fo:margin-right="0cm" fo:margin-top="0.199cm" fo:margin-bottom="0.199cm" style:contextual-spacing="false" fo:text-indent="0cm" style:auto-text-indent="false" fo:padding="0cm" fo:border="none" fo:keep-with-next="always"/>
      <style:text-properties fo:color="#000000" style:text-line-through-style="none" style:font-name="Arial" fo:font-size="14.25pt" style:text-underline-style="none" fo:font-weight="normal" style:text-blinking="false"/>
    </style:style>
    <style:style style:name="P23" style:family="paragraph" style:parent-style-name="Heading_20_1">
      <style:paragraph-properties fo:margin-top="0.3cm" fo:margin-bottom="0.101cm" style:contextual-spacing="false"/>
      <style:text-properties fo:color="#000000" style:text-line-through-style="none" style:font-name="Arial" fo:font-size="15pt" style:text-underline-style="none" fo:font-weight="bold" style:text-blinking="false"/>
    </style:style>
    <style:style style:name="P24" style:family="paragraph" style:parent-style-name="Text_20_body" style:list-style-name="L1">
      <style:paragraph-properties fo:margin-top="0.101cm" fo:margin-bottom="0.101cm" style:contextual-spacing="false"/>
      <style:text-properties style:font-name="Arial" fo:font-size="10pt" style:font-size-asian="10pt" style:font-size-complex="10pt"/>
    </style:style>
    <style:style style:name="P25" style:family="paragraph" style:parent-style-name="Text_20_body" style:list-style-name="L1">
      <style:paragraph-properties fo:margin-left="0cm" fo:margin-right="0cm" fo:margin-top="0.101cm" fo:margin-bottom="0.101cm" style:contextual-spacing="false" fo:text-indent="0cm" style:auto-text-indent="false" fo:padding="0cm" fo:border="none"/>
      <style:text-properties style:font-name="Arial" fo:font-size="10pt" style:font-size-asian="10pt" style:font-size-complex="10pt"/>
    </style:style>
    <style:style style:name="P26" style:family="paragraph" style:parent-style-name="Text_20_body" style:list-style-name="L2">
      <style:paragraph-properties fo:margin-left="0cm" fo:margin-right="0cm" fo:margin-top="0.199cm" fo:margin-bottom="0.101cm" style:contextual-spacing="false" fo:line-height="100%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margin-top="0.199cm" fo:margin-bottom="0.101cm" style:contextual-spacing="false" fo:line-height="100%" fo:text-indent="0cm" style:auto-text-indent="false" fo:padding="0cm" fo:border="none"/>
      <style:text-properties fo:color="#000000" style:font-name="Arial" fo:font-size="10pt" fo:font-weight="normal" style:font-size-asian="10pt" style:font-size-complex="10pt"/>
    </style:style>
    <style:style style:name="T1" style:family="text">
      <style:text-properties fo:color="#000000" style:font-name="Arial" fo:font-size="10pt" fo:font-weight="normal" style:font-size-asian="10pt" style:font-size-complex="10pt"/>
    </style:style>
    <style:style style:name="T2" style:family="text">
      <style:text-properties fo:color="#000000" style:font-name="DejaVu Sans Mono" fo:font-size="10pt" fo:font-weight="normal" style:font-size-asian="10pt" style:font-size-complex="10pt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6" style:family="text">
      <style:text-properties fo:color="#ff0000" fo:font-style="normal" fo:font-weight="normal"/>
    </style:style>
    <style:style style:name="T7" style:family="text">
      <style:text-properties fo:color="#66cc66" fo:font-style="normal" fo:font-weight="normal"/>
    </style:style>
    <style:style style:name="T8" style:family="text">
      <style:text-properties fo:color="#000066" fo:font-style="normal" fo:font-weight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fo:background-color="transparent" style:font-size-asian="10pt" style:font-size-complex="10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bookmark text:name="регулярные_выражения"/>Регулярные выражения</text:h>
      <text:p text:style-name="P10"><text:span text:style-name="Strong_20_Emphasis"><text:span text:style-name="T9">Регулярное выражение</text:span></text:span><text:span text:style-name="T9"> — текстовый шаблон, состоящий из комбинации букв, цифр и спецсимволов, известных как метасимволы. Близким родственником регулярных выражений являются выражения из групповых символов, часто используемые в управлении файлами. Регулярные выражения используются, в основном, для сравнения текста и поиска. Широко используются для разбора синтаксиса.</text:span></text:p>
      <text:p text:style-name="P1"><text:span text:style-name="T9">Пользователи UNIX знакомы с регулярными выражениями по программам grep, sed, awk (или gawk) и ed. С помощью этих программ или их аналогов можно опробовать и проверить приводимые ниже примеры. Текстовые редакторы, такие как (X)Emacs и vi, также активно используют регулярные выражения. Возможно, самое известное и самое широкое использование регулярных выражений имеет место в языке </text:span><text:span text:style-name="ACRONYM"><text:span text:style-name="T9">Perl</text:span></text:span><text:span text:style-name="T9">. Без знания регулярных выражений трудно обойтись разработчику ПО и системному администратору.</text:span></text:p>
      <text:p text:style-name="P2">Далее рассмотрим сами регулярные выражения.</text:p>
      <text:h text:style-name="P21" text:outline-level="2"><text:bookmark text:name="метасимволы"/>Метасимволы</text:h>
      <text:p text:style-name="P16">Итак, строки могут состоять из букв, цифр и метасимволов. Метасимволами являются:</text:p>
      <text:p text:style-name="P17">\ | ( ) [ ] { } ^ $ * + ? . &lt; &gt;</text:p>
      <text:p text:style-name="P18">Метасимволы могут играть в регулярном выражении следующие роли:</text:p>
      <text:list xml:id="list9204168581" text:style-name="L1">
        <text:list-item>
          <text:p text:style-name="P24">квантификатор</text:p>
        </text:list-item>
        <text:list-item>
          <text:p text:style-name="P24">утверждение;</text:p>
        </text:list-item>
        <text:list-item>
          <text:p text:style-name="P24">знак группы;</text:p>
        </text:list-item>
        <text:list-item>
          <text:p text:style-name="P24">альтернатива;</text:p>
        </text:list-item>
        <text:list-item>
          <text:p text:style-name="P25">знак последовательности</text:p>
        </text:list-item>
      </text:list>
      <text:h text:style-name="P22" text:outline-level="2"><text:bookmark text:name="квантификаторы"/>Квантификаторы</text:h>
      <text:p text:style-name="P20"><text:span text:style-name="T9">Метасимвол</text:span><text:span text:style-name="T10"> </text:span><text:span text:style-name="Source_20_Text"><text:span text:style-name="T10">*</text:span></text:span><text:span text:style-name="T10"> </text:span><text:span text:style-name="T9">(звездочка) заменяет собой 0 или несколько символов. Метасимвол</text:span><text:span text:style-name="T10"> </text:span><text:span text:style-name="Source_20_Text"><text:span text:style-name="T10">+</text:span></text:span><text:span text:style-name="T10"> </text:span><text:span text:style-name="T9">(плюс) заменяет собой 1 или несколько символов. Метасимвол</text:span><text:span text:style-name="T10"> </text:span><text:span text:style-name="Source_20_Text"><text:span text:style-name="T10">.</text:span></text:span><text:span text:style-name="T10"> </text:span><text:span text:style-name="T9">(точка) заменяет собой ровно 1 произвольный символ. Метасимвол</text:span><text:span text:style-name="T10"> </text:span><text:span text:style-name="Source_20_Text"><text:span text:style-name="T10">?</text:span></text:span><text:span text:style-name="T10"> </text:span><text:span text:style-name="T9">(вопросительный знак) заменяет собой 0 или 1 символ. Различие в использовании</text:span><text:span text:style-name="T10"> </text:span><text:span text:style-name="Source_20_Text"><text:span text:style-name="T10">*</text:span></text:span><text:span text:style-name="T10"> </text:span><text:span text:style-name="T9">и</text:span><text:span text:style-name="T10"> </text:span><text:span text:style-name="Source_20_Text"><text:span text:style-name="T10">+</text:span></text:span><text:span text:style-name="T10"> </text:span><text:span text:style-name="T9">таково, что запрос на поиск строки</text:span><text:span text:style-name="T10"> </text:span><text:span text:style-name="Source_20_Text"><text:span text:style-name="T11">с</text:span></text:span><text:span text:style-name="Source_20_Text"><text:span text:style-name="T10">*</text:span></text:span><text:span text:style-name="T10"> </text:span><text:span text:style-name="T9">даст любые строки, включая пустые, а запрос</text:span><text:span text:style-name="T10"> </text:span><text:span text:style-name="Source_20_Text"><text:span text:style-name="T10">с+</text:span></text:span><text:span text:style-name="T10"> </text:span><text:span text:style-name="T9">— только строки, содержащие символ</text:span><text:span text:style-name="T10"> </text:span><text:span text:style-name="Source_20_Text"><text:span text:style-name="T10">с</text:span></text:span><text:span text:style-name="T10">.</text:span></text:p>
      <text:p text:style-name="P2">Пустые строки подчиняются следующим договоренностям: в пустой строке содержится одна и только одна пустая строка; в непустой строке пустые строки содержатся перед каждым символом, а также в конце строки.</text:p>
      <text:p text:style-name="P19"><text:span text:style-name="T9">В регулярных выражениям используется также конструкция</text:span><text:span text:style-name="T10"> </text:span><text:span text:style-name="Source_20_Text"><text:span text:style-name="T10">{n,m}</text:span></text:span><text:span text:style-name="T10">, </text:span><text:span text:style-name="T9">обозначающая, что символ, идущий перед конструкцией, встречается в строке от</text:span><text:span text:style-name="T10"> </text:span><text:span text:style-name="Source_20_Text"><text:span text:style-name="T10">n</text:span></text:span><text:span text:style-name="T10"> </text:span><text:span text:style-name="T9">до</text:span><text:span text:style-name="T10"> </text:span><text:span text:style-name="Source_20_Text"><text:span text:style-name="T10">m</text:span></text:span><text:span text:style-name="T10"> </text:span><text:span text:style-name="T9">раз. Опуская число</text:span><text:span text:style-name="T10"> </text:span><text:span text:style-name="Source_20_Text"><text:span text:style-name="T10">m </text:span></text:span><text:span text:style-name="T9">подразумеваем бесконечность. Т.е. частными случаями конструкции являются следующие записи</text:span><text:span text:style-name="T10">: </text:span><text:span text:style-name="Source_20_Text"><text:span text:style-name="T10">{0,}</text:span></text:span><text:span text:style-name="T10">, </text:span><text:span text:style-name="Source_20_Text"><text:span text:style-name="T10">{1,}</text:span></text:span><text:span text:style-name="T10"> и </text:span><text:span text:style-name="Source_20_Text"><text:span text:style-name="T10">{0,1}</text:span></text:span><text:span text:style-name="T10">. </text:span><text:span text:style-name="T9">Первая соответствует</text:span><text:span text:style-name="T10"> </text:span><text:span text:style-name="Source_20_Text"><text:span text:style-name="T10">*</text:span></text:span><text:span text:style-name="T10">, </text:span><text:span text:style-name="T9">вторая — метасимволу</text:span><text:span text:style-name="T10"> </text:span><text:span text:style-name="Source_20_Text"><text:span text:style-name="T10">+</text:span></text:span><text:span text:style-name="T10">, </text:span><text:span text:style-name="T9">а третья —</text:span><text:span text:style-name="T10"> </text:span><text:span text:style-name="Source_20_Text"><text:span text:style-name="T10">?</text:span></text:span><text:span text:style-name="T10">.</text:span><text:span text:style-name="T9"> Эти равенства легко получить из определения соответствующих квантификаторов. Кроме того, конструкция</text:span><text:span text:style-name="T10"> </text:span><text:span text:style-name="Source_20_Text"><text:span text:style-name="T10">{n}</text:span></text:span><text:span text:style-name="T10"> </text:span><text:span text:style-name="T9">означает, что символ встречается ровно</text:span><text:span text:style-name="T10"> </text:span><text:span text:style-name="Source_20_Text"><text:span text:style-name="T10">n</text:span></text:span><text:span text:style-name="T10"> </text:span><text:span text:style-name="T9">раз.</text:span></text:p>
      <text:p text:style-name="P4"><text:span text:style-name="T12">В связи с использованием в качестве метасимволов некоторых знаков препинания и математических символов введен дополнительный метасимвол </text:span><text:span text:style-name="Source_20_Text"><text:span text:style-name="T9">\</text:span></text:span><text:span text:style-name="T12"> (backslash, обратная косая черта), который будучи записан перед метасимволом превращает последний в обычный символ. Т.е.</text:span><text:span text:style-name="T10"> </text:span><text:span text:style-name="Source_20_Text"><text:span text:style-name="T10">?</text:span></text:span><text:span text:style-name="T10"> —</text:span><text:span text:style-name="T12"> это квантификатор, а</text:span><text:span text:style-name="T10"> </text:span><text:span text:style-name="Source_20_Text"><text:span text:style-name="T10">\?</text:span></text:span><text:span text:style-name="T10"> </text:span><text:span text:style-name="T12">— знак вопроса.</text:span></text:p>
      <text:h text:style-name="P22" text:outline-level="2"><text:bookmark text:name="группы"/>Группы</text:h>
      <text:p text:style-name="P7"><text:span text:style-name="T9">Описанные выше квантификаторы, как уже говорилось, действуют на ближайший к ним слева символ (последний предшествующий). Но это ограничение позволяют обойти группы, в обозначении которых используются метасимволы </text:span><text:span text:style-name="Source_20_Text"><text:span text:style-name="T9">(</text:span></text:span><text:span text:style-name="T9"> и </text:span><text:span text:style-name="Source_20_Text"><text:span text:style-name="T9">)</text:span></text:span><text:span text:style-name="T9">. Эти символы выделяют из выражения подвыражение, объединяемое в группу, к которому затем и применяется квантификатор.</text:span></text:p>
      <text:p text:style-name="P15"><text:span text:style-name="Strong_20_Emphasis"><text:span text:style-name="T9">Пример:</text:span></text:span></text:p>
      <text:p text:style-name="P11">( ?ho)+</text:p>
      <text:p text:style-name="P2">означает (или заменяет собой)</text:p>
      <text:p text:style-name="P11"><text:soft-page-break/>ho</text:p>
      <text:p text:style-name="P11">ho ho</text:p>
      <text:p text:style-name="P11">ho ho ho</text:p>
      <text:p text:style-name="P11">hohoho</text:p>
      <text:p text:style-name="P2">Возможны вложения подвыражений, т.е. из подвыражения можно выделять подвыражения меньшей длины.</text:p>
      <text:h text:style-name="P22" text:outline-level="2"><text:bookmark text:name="альтернативы"/>Альтернативы</text:h>
      <text:p text:style-name="P1"><text:span text:style-name="T9">Образуются при помощи метасимвола </text:span><text:span text:style-name="Source_20_Text"><text:span text:style-name="T9">|</text:span></text:span><text:span text:style-name="T9"> (вертикальная черта), обозначающего логическое «или».</text:span></text:p>
      <text:p text:style-name="P1"><text:span text:style-name="Strong_20_Emphasis"><text:span text:style-name="T9">Пример</text:span></text:span><text:span text:style-name="T9">: регулярное выражение </text:span><text:span text:style-name="Source_20_Text"><text:span text:style-name="T9">коров(а|ы|е|у|ой|ою)?</text:span></text:span><text:span text:style-name="T9"> задает все возможные склонения слова «корова» в единственном числе по падежам.</text:span></text:p>
      <text:h text:style-name="P22" text:outline-level="2"><text:bookmark text:name="утверждения"/>Утверждения</text:h>
      <text:p text:style-name="P2">Выделяются метасимволы, которые обозначают специальные объекты — строки нулевой длины, которые служат для определения места предшествующего им или следующего за ними текста. Такие объекты называются утверждениями. В регулярных выражениях существуют следующие утверждения:</text:p>
      <text:p text:style-name="P8">^<text:tab/>начало строки</text:p>
      <text:p text:style-name="P8">$<text:tab/>конец строки</text:p>
      <text:p text:style-name="P8">&lt;<text:tab/>начало слова</text:p>
      <text:p text:style-name="P8">&gt;<text:tab/>конец слова</text:p>
      <text:p text:style-name="P1"><text:span text:style-name="Strong_20_Emphasis"><text:span text:style-name="T9">Пример</text:span></text:span><text:span text:style-name="T9">: регулярное выражение </text:span><text:span text:style-name="Source_20_Text"><text:span text:style-name="T9">$The</text:span></text:span><text:span text:style-name="T9"> позволяет найти строку, начинающуюся с </text:span><text:span text:style-name="Source_20_Text"><text:span text:style-name="T9">The</text:span></text:span><text:span text:style-name="T9">.</text:span></text:p>
      <text:p text:style-name="P3">Замечание: обычные символы можно рассматривать как утверждения с ненулевой длиной.</text:p>
      <text:h text:style-name="P22" text:outline-level="2"><text:bookmark text:name="последовательности"/>Последовательности</text:h>
      <text:p text:style-name="P7"><text:span text:style-name="T9">Особая конструкция, заключенная в метасимволы </text:span><text:span text:style-name="Source_20_Text"><text:span text:style-name="T9">[</text:span></text:span><text:span text:style-name="T9"> и </text:span><text:span text:style-name="Source_20_Text"><text:span text:style-name="T9">]</text:span></text:span><text:span text:style-name="T9"> (прямоугольные скобки), позволяет перечислить варианты символов, которые могут стоять в регулярном выражении на данном месте, и называется последовательностью. Внутри прямоугольных скобок все метасимволы трактуются как простые символы, а символы</text:span><text:span text:style-name="T10"> </text:span><text:span text:style-name="Source_20_Text"><text:span text:style-name="T10">-</text:span></text:span><text:span text:style-name="T10"> </text:span><text:span text:style-name="T9">(минус) и</text:span><text:span text:style-name="T10"> </text:span><text:span text:style-name="Source_20_Text"><text:span text:style-name="T10">^</text:span></text:span><text:span text:style-name="T10"> </text:span><text:span text:style-name="T9">приобретают новые значения: первый позволяет задать непрерывную последовательность символов между двумя указанными, а второй дает логическое «не» (отрицание). Проще всего рассмотреть следующие примеры:</text:span></text:p>
      <text:p text:style-name="P2">какая-либо из строчных латинских букв:</text:p>
      <text:p text:style-name="P12">[a-z]</text:p>
      <text:p text:style-name="P1"><text:span text:style-name="T9">латинский буквенно-цифровой символ (от </text:span><text:span text:style-name="Source_20_Text"><text:span text:style-name="T9">a</text:span></text:span><text:span text:style-name="T9"> до </text:span><text:span text:style-name="Source_20_Text"><text:span text:style-name="T9">z</text:span></text:span><text:span text:style-name="T9">, от </text:span><text:span text:style-name="Source_20_Text"><text:span text:style-name="T9">A</text:span></text:span><text:span text:style-name="T9"> до </text:span><text:span text:style-name="Source_20_Text"><text:span text:style-name="T9">Z</text:span></text:span><text:span text:style-name="T9"> и от </text:span><text:span text:style-name="Source_20_Text"><text:span text:style-name="T9">0</text:span></text:span><text:span text:style-name="T9"> до </text:span><text:span text:style-name="Source_20_Text"><text:span text:style-name="T9">9</text:span></text:span><text:span text:style-name="T9">):</text:span></text:p>
      <text:p text:style-name="P12">[a-zA-Z0-9]</text:p>
      <text:p text:style-name="P2">символ, не являющийся латинским буквенно-цифровым:</text:p>
      <text:p text:style-name="P12">[^a-zA-Z0-9]</text:p>
      <text:p text:style-name="P2">любое слово (без дефисов, математических символов и цифр):</text:p>
      <text:p text:style-name="P12">&lt;[a-zA-Z]+&gt;</text:p>
      <text:p text:style-name="P2">Для краткости и простоты вводятся следующие сокращения:</text:p>
      <text:p text:style-name="P9"><text:span text:style-name="Source_20_Text"><text:span text:style-name="T9">\d<text:tab/></text:span></text:span><text:span text:style-name="T9">цифра (т.е. соответствует выражению </text:span><text:span text:style-name="Source_20_Text"><text:span text:style-name="T9">[0-9]</text:span></text:span><text:span text:style-name="T9">);</text:span></text:p>
      <text:p text:style-name="P9"><text:span text:style-name="Source_20_Text"><text:span text:style-name="T9">\D<text:tab/></text:span></text:span><text:span text:style-name="T9">не цифра (т.е. </text:span><text:span text:style-name="Source_20_Text"><text:span text:style-name="T9">[^0-9]</text:span></text:span><text:span text:style-name="T9">);</text:span></text:p>
      <text:p text:style-name="P9"><text:span text:style-name="Source_20_Text"><text:span text:style-name="T9">\w<text:tab/></text:span></text:span><text:span text:style-name="T9">латинское слово (буквенно-цифровое);</text:span></text:p>
      <text:p text:style-name="P9"><text:span text:style-name="Source_20_Text"><text:span text:style-name="T9">\W<text:tab/></text:span></text:span><text:span text:style-name="T9">последовательность символов без пробелов, не являющаяся латинским буквенно-цифровым словом (</text:span><text:span text:style-name="Source_20_Text"><text:span text:style-name="T9">[^a-zA-Z0-9]</text:span></text:span><text:span text:style-name="T9">);</text:span></text:p>
      <text:p text:style-name="P9"><text:soft-page-break/><text:span text:style-name="Source_20_Text"><text:span text:style-name="T9">\s<text:tab/></text:span></text:span><text:span text:style-name="T9">пустой промежуток </text:span><text:span text:style-name="Source_20_Text"><text:span text:style-name="T9">[ \t\n\r\f]</text:span></text:span><text:span text:style-name="T9">, т.е. пробелы, табуляция и т.д.</text:span></text:p>
      <text:p text:style-name="P9"><text:span text:style-name="Source_20_Text"><text:span text:style-name="T9">\S<text:tab/></text:span></text:span><text:span text:style-name="T9">непустой промежуток (</text:span><text:span text:style-name="Source_20_Text"><text:span text:style-name="T9">[^ \t\n\r\f]</text:span></text:span><text:span text:style-name="T9">).</text:span></text:p>
      <text:h text:style-name="P22" text:outline-level="2"><text:bookmark text:name="связь_с_групповыми_символами"/>Связь с групповыми символами</text:h>
      <text:p text:style-name="P1"><text:span text:style-name="T9">С групповыми символами знаком, наверное, каждый пользователь. Примером выражения с использованием группового символа является запись</text:span><text:span text:style-name="T10"> </text:span><text:span text:style-name="Source_20_Text"><text:span text:style-name="T10">*</text:span></text:span><text:span text:style-name="Source_20_Text"><text:span text:style-name="T9">.jpg</text:span></text:span><text:span text:style-name="T9">, обозначающая все файлы с расширением</text:span><text:span text:style-name="T10"> </text:span><text:span text:style-name="Source_20_Text"><text:span text:style-name="T9">jpg</text:span></text:span><text:span text:style-name="T9">. Чем же регулярные выражения отличаются от групповых символов? Отличия можно суммировать в трех правилах преобразования произвольного выражения с групповыми символами в регулярное выражение:</text:span></text:p>
      <text:list xml:id="list1537230411" text:style-name="L2">
        <text:list-item>
          <text:p text:style-name="P26"><text:span text:style-name="T1">Заменить</text:span><text:span text:style-name="T2"> </text:span><text:span text:style-name="Source_20_Text"><text:span text:style-name="T2">*</text:span></text:span><text:span text:style-name="T2"> </text:span><text:span text:style-name="T1">на</text:span><text:span text:style-name="T2"> </text:span><text:span text:style-name="Source_20_Text"><text:span text:style-name="T2">.*</text:span></text:span></text:p>
        </text:list-item>
        <text:list-item>
          <text:p text:style-name="P26"><text:span text:style-name="T1">Заменить</text:span><text:span text:style-name="T2"> </text:span><text:span text:style-name="Source_20_Text"><text:span text:style-name="T2">?</text:span></text:span><text:span text:style-name="T2"> </text:span><text:span text:style-name="T1">на</text:span><text:span text:style-name="T2"> </text:span><text:span text:style-name="Source_20_Text"><text:span text:style-name="T2">.</text:span></text:span></text:p>
        </text:list-item>
        <text:list-item>
          <text:p text:style-name="P27">Заменить все символы, совпадающие с метасимволами, на их бэкслэшированные варианты.</text:p>
        </text:list-item>
      </text:list>
      <text:p text:style-name="P1"><text:span text:style-name="T9">Действительно, в регулярном выражении запись</text:span><text:span text:style-name="T10"> </text:span><text:span text:style-name="Source_20_Text"><text:span text:style-name="T10">*</text:span></text:span><text:span text:style-name="T10"> </text:span><text:span text:style-name="T9">бесполезна и дает пустую строку, т.к. означает, что пустая строка повторяется сколь угодно раз. А вот</text:span><text:span text:style-name="T10"> </text:span><text:span text:style-name="Source_20_Text"><text:span text:style-name="T10">.*</text:span></text:span><text:span text:style-name="T10"> </text:span><text:span text:style-name="T9">(повторить произвольный символ сколь угодно много раз, включая 0) как раз совпадает по смыслу с символом</text:span><text:span text:style-name="T10"> </text:span><text:span text:style-name="Source_20_Text"><text:span text:style-name="T10">*</text:span></text:span><text:span text:style-name="T10"> </text:span><text:span text:style-name="T9">в множестве групповых символов.</text:span></text:p>
      <text:p text:style-name="P1"><text:span text:style-name="T9">Регулярное выражение, соответствующее</text:span><text:span text:style-name="T10"> </text:span><text:span text:style-name="Source_20_Text"><text:span text:style-name="T10">*.jpg</text:span></text:span><text:span text:style-name="T9">, будет выглядеть так:</text:span><text:span text:style-name="T10"> </text:span><text:span text:style-name="Source_20_Text"><text:span text:style-name="T10">.*\.jpg</text:span></text:span><text:span text:style-name="T10">.</text:span><text:span text:style-name="T9"> А, например, последовательности групповых символов</text:span><text:span text:style-name="T10"> </text:span><text:span text:style-name="Source_20_Text"><text:span text:style-name="T10">ez*.[ch]pp</text:span></text:span><text:span text:style-name="T10"> </text:span><text:span text:style-name="T9">соответствуют два эквивалентных регулярных выражения —</text:span><text:span text:style-name="T10"> </text:span><text:span text:style-name="Source_20_Text"><text:span text:style-name="T10">ez.*\.[ch]pp</text:span></text:span><text:span text:style-name="T10"> </text:span><text:span text:style-name="T9">и</text:span><text:span text:style-name="T10"> </text:span><text:span text:style-name="Source_20_Text"><text:span text:style-name="T10">ez.*\.(cpp|hpp)</text:span></text:span><text:span text:style-name="T10">.</text:span></text:p>
      <text:h text:style-name="P22" text:outline-level="2"><text:bookmark text:name="примеры_регулярных_выражений"/>Примеры регулярных выражений</text:h>
      <text:p text:style-name="P5"><text:span text:style-name="T5">E-mail в формате </text:span><text:span text:style-name="Source_20_Text"><text:span text:style-name="T5">xxx@mmmm.yyy</text:span></text:span></text:p>
      <text:p text:style-name="P13">[a-z0-9_-]+(\.[a-z0-9_-]+)*@[a-z0-9_-]+(\.[a-z0-9_-]+)+</text:p>
      <text:p text:style-name="P5"><text:span text:style-name="T5">E-mail в формате </text:span><text:span text:style-name="Source_20_Text"><text:span text:style-name="T5">"Иван Иванов &lt;ivanov@dsgfhsd.ru&gt;"</text:span></text:span></text:p>
      <text:p text:style-name="P13">("?[a-zA-Z]+"?[ \t]*)+\&lt;[a-z0-9_-]+(\.[a-z0-9_-]+)*@[a-z0-9_-]+(\.[a-z0-9_-]+)+\&gt;</text:p>
      <text:p text:style-name="P5"><text:span text:style-name="T5">Проверка web-протокола в </text:span><text:span text:style-name="ACRONYM"><text:span text:style-name="T5">URL</text:span></text:span><text:span text:style-name="T5"> (</text:span><text:span text:style-name="Source_20_Text"><text:span text:style-name="T5">http://</text:span></text:span><text:span text:style-name="T5">, </text:span><text:span text:style-name="Source_20_Text"><text:span text:style-name="T5">ftp://</text:span></text:span><text:span text:style-name="T5"> или </text:span><text:span text:style-name="Source_20_Text"><text:span text:style-name="T5">https://</text:span></text:span><text:span text:style-name="T5">)</text:span></text:p>
      <text:p text:style-name="P13">[a-z]+://</text:p>
      <text:p text:style-name="P6">Некоторые команды и директивы C/C++:</text:p>
      <text:p text:style-name="P5"><text:span text:style-name="Source_20_Text"><text:span text:style-name="T5">^#include[ \t]+[&lt;"][^&gt;"]+["&gt;]</text:span></text:span><text:span text:style-name="T5"> — директива include</text:span></text:p>
      <text:p text:style-name="P5"><text:span text:style-name="Source_20_Text"><text:span text:style-name="T5">//.+$</text:span></text:span><text:span text:style-name="T5"> — комментарий на одной строке</text:span></text:p>
      <text:p text:style-name="P5"><text:span text:style-name="Source_20_Text"><text:span text:style-name="T5">/\*[^*]*\*/</text:span></text:span><text:span text:style-name="T5"> — комментарий на нескольких строках</text:span></text:p>
      <text:p text:style-name="P5"><text:span text:style-name="Source_20_Text"><text:span text:style-name="T5">-?[0-9]+\.[0-9]+</text:span></text:span><text:span text:style-name="T5"> — число с плавающей точкой</text:span></text:p>
      <text:p text:style-name="P5"><text:span text:style-name="Source_20_Text"><text:span text:style-name="T5">0x[0-9a-fA-F]+</text:span></text:span><text:span text:style-name="T5"> — число в шестнадцатиричной системе счисления.</text:span></text:p>
      <text:p text:style-name="P5"><text:span text:style-name="T5">А вот, например, программа поиска слова </text:span><text:span text:style-name="Source_20_Text"><text:span text:style-name="T5">cow</text:span></text:span><text:span text:style-name="T5">:</text:span></text:p>
      <text:p text:style-name="P14"><text:s text:c="2"/><text:span text:style-name="T4">grep</text:span><text:span text:style-name="T3"> -E </text:span><text:span text:style-name="T6">"cow|vache"</text:span><text:span text:style-name="T3"> </text:span><text:span text:style-name="T7">*</text:span><text:span text:style-name="T3"> </text:span><text:span text:style-name="T7">&gt;/</text:span><text:span text:style-name="T3">dev</text:span><text:span text:style-name="T7">/</text:span><text:span text:style-name="T3">null </text:span><text:span text:style-name="T7">&amp;&amp;</text:span><text:span text:style-name="T3"> </text:span><text:span text:style-name="T8">echo</text:span><text:span text:style-name="T3"> </text:span><text:span text:style-name="T6">"Found a cow"</text:span></text:p>
      <text:p text:style-name="P5"><text:span text:style-name="T5">Здесь опция </text:span><text:span text:style-name="Source_20_Text"><text:span text:style-name="T5">-E</text:span></text:span><text:span text:style-name="T5"> используется для включения поддержки расширенного синтаксиса регулярных выраж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Verdana, Lucida, Helvetica, Arial, sans-serif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psky </meta:initial-creator>
    <meta:creation-date>2013-05-10T11:11:55</meta:creation-date>
    <dc:date>2013-05-10T11:52:52</dc:date>
    <dc:creator>lipsky </dc:creator>
    <meta:editing-duration>PT6M42S</meta:editing-duration>
    <meta:editing-cycles>2</meta:editing-cycles>
    <meta:generator>LibreOffice/3.6$Linux_x86 LibreOffice_project/360m1$Build-2</meta:generator>
    <meta:printed-by>lipsky </meta:printed-by>
    <meta:print-date>2013-05-10T11:51:11</meta:print-date>
    <meta:document-statistic meta:table-count="0" meta:image-count="0" meta:object-count="0" meta:page-count="3" meta:paragraph-count="79" meta:word-count="904" meta:character-count="6794" meta:non-whitespace-character-count="5975"/>
  </office:meta>
</office:document-meta>
</file>